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8dc8" officeooo:paragraph-rsid="00118dc8"/>
    </style:style>
    <style:style style:name="P2" style:family="paragraph" style:parent-style-name="Text_20_body" style:list-style-name="L1">
      <style:text-properties officeooo:rsid="00118dc8" officeooo:paragraph-rsid="00118dc8"/>
    </style:style>
    <style:style style:name="P3" style:family="paragraph" style:parent-style-name="Title">
      <style:text-properties style:font-name="Liberation Serif" officeooo:rsid="00118dc8" officeooo:paragraph-rsid="00118d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nic! Gamemode</text:p>
      <text:p text:style-name="P1">The panic gamemode is essentially a practice mode for 5cp. Essentially, we take a 5cp map, and (for as long as the server is up) switch between attacking/defending one of the points randomly on the map. For example:</text:p>
      <text:list xml:id="list96618953" text:style-name="L1">
        <text:list-item>
          <text:p text:style-name="P2">Game decides that Red will be attacking Mid</text:p>
        </text:list-item>
        <text:list-item>
          <text:p text:style-name="P2">Game teleports the teams into their proper locations, and randomly decides to either give medics uber or not</text:p>
        </text:list-item>
        <text:list-item>
          <text:p text:style-name="P2">Countdown…</text:p>
        </text:list-item>
        <text:list-item>
          <text:p text:style-name="P2">Fight!</text:p>
        </text:list-item>
        <text:list-item>
          <text:p text:style-name="P2">If Red captures the point, Red wins</text:p>
        </text:list-item>
        <text:list-item>
          <text:p text:style-name="P2">If Blue defends for 30 seconds, Blue win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7T14:55:07.484000000</dc:date>
    <meta:editing-duration>PT1H7M52S</meta:editing-duration>
    <meta:editing-cycles>1</meta:editing-cycles>
    <meta:document-statistic meta:table-count="0" meta:image-count="0" meta:object-count="0" meta:page-count="1" meta:paragraph-count="8" meta:word-count="89" meta:character-count="480" meta:non-whitespace-character-count="405"/>
    <meta:generator>LibreOffice/7.1.0.3$Windows_X86_64 LibreOffice_project/f6099ecf3d29644b5008cc8f48f42f4a40986e4c</meta:generator>
  </office:meta>
</office:document-meta>
</file>